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Calibri2" svg:font-family="Calibri,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21590" style:text-blinking="false" fo:background-color="transparent" style:font-weight-asian="normal" style:font-weight-complex="normal"/>
    </style:style>
    <style:style style:name="P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31df0" style:text-blinking="false" fo:background-color="transparent"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466e8" style:text-blinking="false" fo:background-color="transparent"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4514" style:text-blinking="false" fo:background-color="transparent" style:font-weight-asian="normal" style:font-weight-complex="normal"/>
    </style:style>
    <style:style style:name="P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21590" style:text-blinking="false" fo:background-color="transparent" style:font-weight-asian="bold" style:font-weight-complex="bold"/>
    </style:style>
    <style:style style:name="P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1df0" style:text-blinking="false" fo:background-color="transparent" style:font-weight-asian="bold" style:font-weight-complex="bold"/>
    </style:style>
    <style:style style:name="P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5a74" style:text-blinking="false" fo:background-color="transparent" style:font-weight-asian="bold" style:font-weight-complex="bold"/>
    </style:style>
    <style:style style:name="P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466e8" style:text-blinking="false" fo:background-color="transparent" style:font-weight-asian="bold" style:font-weight-complex="bold"/>
    </style:style>
    <style:style style:name="P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4514" style:text-blinking="false" fo:background-color="transparent" style:font-weight-asian="bold" style:font-weight-complex="bold"/>
    </style:style>
    <style:style style:name="P1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1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759c6" style:text-blinking="false" fo:background-color="transparent" style:font-weight-asian="bold" style:font-weight-complex="bold"/>
    </style:style>
    <style:style style:name="P1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82ca5" style:text-blinking="false" fo:background-color="transparent" style:font-weight-asian="bold" style:font-weight-complex="bold"/>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font-size-asian="14pt" style:font-weight-asian="normal" style:font-size-complex="14pt" style:font-weight-complex="normal"/>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759c6" style:text-blinking="false" fo:background-color="transparent" style:font-size-asian="14pt" style:font-weight-asian="normal" style:font-size-complex="14pt" style:font-weight-complex="normal"/>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82ca5" style:text-blinking="false" fo:background-color="transparent" style:font-size-asian="14pt" style:font-weight-asian="normal" style:font-size-complex="14pt" style:font-weight-complex="normal"/>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6cbfe" officeooo:paragraph-rsid="0016cbfe" style:text-blinking="false" fo:background-color="transparent" style:font-size-asian="14pt" style:font-weight-asian="normal" style:font-size-complex="14pt" style:font-weight-complex="normal"/>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82ca5" officeooo:paragraph-rsid="00182ca5" style:text-blinking="false" fo:background-color="transparent" style:font-size-asian="14pt" style:font-weight-asian="normal" style:font-size-complex="14pt" style:font-weight-complex="normal"/>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1759c6"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size-asian="14pt" style:font-weight-asian="bold" style:font-size-complex="14pt" style:font-weight-complex="bold"/>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759c6" style:text-blinking="false" fo:background-color="transparent" style:font-size-asian="14pt" style:font-weight-asian="bold" style:font-size-complex="14pt"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82ca5" style:text-blinking="false" fo:background-color="transparent" style:font-size-asian="14pt" style:font-weight-asian="bold" style:font-size-complex="14pt" style:font-weight-complex="bold"/>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759c6" style:text-blinking="false" fo:background-color="transparent" style:font-size-asian="14pt" style:font-weight-asian="normal" style:font-size-complex="14pt" style:font-weight-complex="normal"/>
    </style:style>
    <style:style style:name="P29" style:family="paragraph" style:parent-style-name="Normal">
      <style:paragraph-properties fo:margin-left="0cm" fo:margin-right="1.632cm" fo:margin-top="0cm" fo:margin-bottom="0.242cm" loext:contextual-spacing="false" fo:line-height="107%" fo:text-indent="0cm" style:auto-text-indent="false" style:writing-mode="lr-tb">
        <style:tab-stops/>
      </style:paragraph-properties>
      <style:text-properties fo:font-variant="normal" fo:text-transform="none" fo:color="#000000" style:text-line-through-style="none" style:text-line-through-type="none" style:font-name="Calibri1" fo:font-size="14pt" fo:font-style="normal" style:text-underline-style="none" fo:font-weight="normal" officeooo:rsid="00182ca5" officeooo:paragraph-rsid="00182ca5" style:text-blinking="false" fo:background-color="transparent" style:font-size-asian="14pt" style:font-weight-asian="normal" style:font-size-complex="14pt" style:font-weight-complex="normal"/>
    </style:style>
    <style:style style:name="P3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31" style:family="paragraph" style:parent-style-name="Text_20_body">
      <style:text-properties fo:font-size="14pt" style:font-size-asian="14pt" style:font-size-complex="14pt"/>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font-weight-asian="normal" style:font-weight-complex="normal"/>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d69bb" style:text-blinking="false" fo:background-color="transparent" style:font-weight-asian="normal" style:font-weight-complex="normal"/>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ca8ac" officeooo:paragraph-rsid="001ca8ac" style:text-blinking="false" fo:background-color="transparent" style:font-weight-asian="bold" style:font-weight-complex="bold"/>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paragraph-rsid="001ca8ac"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T1" style:family="text">
      <style:text-properties officeooo:rsid="00121590"/>
    </style:style>
    <style:style style:name="T2" style:family="text">
      <style:text-properties officeooo:rsid="00131df0"/>
    </style:style>
    <style:style style:name="T3" style:family="text">
      <style:text-properties officeooo:rsid="00135a74"/>
    </style:style>
    <style:style style:name="T4" style:family="text">
      <style:text-properties officeooo:rsid="001466e8"/>
    </style:style>
    <style:style style:name="T5" style:family="text">
      <style:text-properties officeooo:rsid="00164514"/>
    </style:style>
    <style:style style:name="T6" style:family="text">
      <style:text-properties officeooo:rsid="0016cbfe"/>
    </style:style>
    <style:style style:name="T7" style:family="text">
      <style:text-properties officeooo:rsid="001759c6"/>
    </style:style>
    <style:style style:name="T8" style:family="text">
      <style:text-properties style:font-size-asian="14pt" style:font-size-complex="14pt"/>
    </style:style>
    <style:style style:name="T9" style:family="text">
      <style:text-properties officeooo:rsid="00182ca5"/>
    </style:style>
    <style:style style:name="T10" style:family="text">
      <style:text-properties fo:font-size="14pt" style:font-size-asian="12.25pt" style:font-size-complex="14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ca8a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39b2972b-7fff-38d6-bf3f-eeb954ffca14"/>Experiment Code Documentation</text:p>
      <text:p text:style-name="P13">Introduction</text:p>
      <text:p text:style-name="P15">This document captures the experiment implementation details.</text:p>
      <text:p text:style-name="Text_20_body"/>
      <text:p text:style-name="P13">Code Details</text:p>
      <text:p text:style-name="P22"><text:span text:style-name="T5">A)-</text:span>File Name : Index.js</text:p>
      <text:p text:style-name="P22">File Description : <text:span text:style-name="T1">This file contains GUI functionalities</text:span></text:p>
      <text:p text:style-name="P22"/>
      <text:p text:style-name="P5">1)-Function Name : MydropdownFunction</text:p>
      <text:p text:style-name="P5">Function Description : </text:p>
      <text:p text:style-name="P1">This function is on-click listener of Top Menu. The function is used to make the drop-down visible or invisible. The parameter passed here signifies the drop-down menu which is to be toggled for display Global Variable , lockDropDown ,used as a lock for the function and its default value is -1. LockDropDown sets to parameter passed. LockDropDown ensures that only one drop-down remains active at <text:s text:c="2"/>once. Local variable ,status, is used to close the drop-down on the second click of the same option.</text:p>
      <text:p text:style-name="P1">Let’s say the File option triggers the call to this function, so initially the lockDropDown is -1 and according to parameter passed, the drop-down</text:p>
      <text:p text:style-name="P5">2)-Function Name : Assembler-listener</text:p>
      <text:p text:style-name="P5">Function Description : </text:p>
      <text:p text:style-name="P1">This function is on-click listener ofAssemble sub-menu of Run option. It is responsible for activating the other Run options.The function fetches all the other option with their ID’s and set their style attributes to visible and finally call another function to initialize the table.</text:p>
      <text:p text:style-name="P5">3)-Function Name : File On load</text:p>
      <text:p text:style-name="P5">Function Description : </text:p>
      <text:p text:style-name="P1">This is the function that triggers whenever the window loads. This function is whole sole responsible for restoring the data written on <text:soft-page-break/>files and required variables before reloading.The function Just restores the following values using session storage</text:p>
      <text:p text:style-name="P1">Restores-:</text:p>
      <text:p text:style-name="P1">• Copy_text_buffer (copied material</text:p>
      <text:p text:style-name="P1">from code section)</text:p>
      <text:p text:style-name="P1">• lastbuttonID (Id of file accessed)</text:p>
      <text:p text:style-name="P1">• user_file_counter (number of files</text:p>
      <text:p text:style-name="P1">user has opened)</text:p>
      <text:p text:style-name="P1">• user_file_index (index from where</text:p>
      <text:p text:style-name="P1">next user file details to store)</text:p>
      <text:p text:style-name="P6"><text:span text:style-name="T2">4</text:span>)-Function Name : Constructor</text:p>
      <text:p text:style-name="P6">Function Description : </text:p>
      <text:p text:style-name="P2">This function creates a structure and initialize the value with the parameter passed.This function initialize the following variables.</text:p>
      <text:p text:style-name="P2">Initializes:-</text:p>
      <text:p text:style-name="P2">• name (name of file)</text:p>
      <text:p text:style-name="P2">• text (content of file)</text:p>
      <text:p text:style-name="P2">• stack (undo_redo stack)</text:p>
      <text:p text:style-name="P2">• undo_redo_counter</text:p>
      <text:p text:style-name="P2">• stack top (for undo redo stack)</text:p>
      <text:p text:style-name="P7"><text:span text:style-name="T3">5</text:span>)-Function Name : init</text:p>
      <text:p text:style-name="P7">Function Description : </text:p>
      <text:p text:style-name="P2">This function is used to create the file variable and passes the name string to Constructor for initialization. It also initialize the file content within itself and pushes the basic entry in undo redo stack. Here the count of files (user opened or created through application) is stored on Session Storage.</text:p>
      <text:p text:style-name="P8"><text:span text:style-name="T4">6</text:span>)-Function Name : My function List</text:p>
      <text:p text:style-name="P8">Function Description : </text:p>
      <text:p text:style-name="P3"><text:soft-page-break/>This function is on-click listener of New sub-menu of File option. It also triggered by file on load function while restoring. It mainly creates New file (both User opened or created through application). It uses the global variable count to check whether the no. of file is in the current capacity of container or not. It then calls init which initialize the file with the parameter passed to it. In the end it creates the file as Button, sets its Id ,sets it on-click listener and append it to the fixed located container.</text:p>
      <text:p text:style-name="P9"><text:span text:style-name="T5">7</text:span>)-Function Name : Click Listener</text:p>
      <text:p text:style-name="P9">Function Description : </text:p>
      <text:p text:style-name="P4">This function is a on-click listener for the file name display as buttons in application. It sets the lastbuttonID variable to the ID passed and update the text value of text-Area to the content of button/File text.</text:p>
      <text:p text:style-name="P9"><text:span text:style-name="T5">8</text:span>)-Function Name :text Area Changed</text:p>
      <text:p text:style-name="P9">Function Description : </text:p>
      <text:p text:style-name="P4">This function is a on-input listener for the text-Area, which triggers on each change in the value of text-Area. And on each undo /Redo function. It updates the text of files with the current text-Area value and store it in session storage. At last it calls update Stack if text Area Changed is not called through undo/redo functions.</text:p>
      <text:p text:style-name="P9"><text:span text:style-name="T5">9</text:span>)-Function Name :About popup</text:p>
      <text:p text:style-name="P9">Function Description : </text:p>
      <text:p text:style-name="P4">It triggers when about sub-menu in Help option is clicked. It sets the click listener for the close buttons on about popup.</text:p>
      <text:p text:style-name="P9"><text:span text:style-name="T5">10</text:span>)-Function Name :Close popup</text:p>
      <text:p text:style-name="P9">Function Description : </text:p>
      <text:p text:style-name="P4">It closes the ABOUT POPUP on click of close buttons on the popup itself.</text:p>
      <text:p text:style-name="P10"><text:span text:style-name="T5">11</text:span>)-Function Name :<text:span text:style-name="T6">Code</text:span></text:p>
      <text:p text:style-name="P24">Function Description : </text:p>
      <text:p text:style-name="P16">This is a constructor for the code text examples.</text:p>
      <text:p text:style-name="P16"/>
      <text:p text:style-name="P10"><text:soft-page-break/><text:span text:style-name="T5">12</text:span>)-Function Name :In<text:span text:style-name="T6">it</text:span> Codes</text:p>
      <text:p text:style-name="P24">Function Description : </text:p>
      <text:p text:style-name="P16">This function initializes the examples codes and push them in an array fo<text:span text:style-name="T6">r</text:span> further use.</text:p>
      <text:p text:style-name="P30">13)-Function Name :Codes Show</text:p>
      <text:p text:style-name="P25">Function Description : </text:p>
      <text:p text:style-name="P17">It initializes he codes array using init codes function and shows the codes in text-area.It uses the parameter passed to it, to determine which code example to display in text-Area.</text:p>
      <text:p text:style-name="P10"><text:span text:style-name="T5">14</text:span>)-Function Name :Copy Code</text:p>
      <text:p text:style-name="P25">Function Description : </text:p>
      <text:p text:style-name="P17">This function is the on-click listener of the copy button in the execute tab at the bottom left corner. It uses the global variable copy text buffer to store the values copied (so that it can be restored on page reloading). After storing the value, inbuilt copy</text:p>
      <text:p text:style-name="P17">command is executed to copy the content of text-Area.</text:p>
      <text:p text:style-name="P10"><text:span text:style-name="T5">15</text:span>)-Function Name :Select-All</text:p>
      <text:p text:style-name="P25">Function Description : </text:p>
      <text:p text:style-name="P17"><text:span text:style-name="T6">T</text:span>his function is on-click listener of select All sub-menu in Edit option. It is used to select All the content currently inside the text-Area.It uses the global variable copy text buffer for storing the value of text-Area to perform further options.</text:p>
      <text:p text:style-name="P10"><text:span text:style-name="T5">16</text:span>)-Function Name :Get selected Text</text:p>
      <text:p text:style-name="P25">Function Description : </text:p>
      <text:p text:style-name="P17">This function is used in cut and copy options. It is used to get the value of text that is selected.It takes the element from which the selected text is to be returned as a parameter. It checks, if the selection starting point index is number or not. So if it is a number, it returns the selection and if not it checks it against undefined value. So if it is undefined return the empty string and if not return the range created (default).</text:p>
      <text:p text:style-name="P10"><text:span text:style-name="T5">17</text:span>)-Function Name :Paste:-</text:p>
      <text:p text:style-name="P25"><text:soft-page-break/>Function Description :</text:p>
      <text:p text:style-name="P17">This function in the on-click listener of paste sub-menu of Edit option. It just get the stored text (either form cut or copy) and paste on the cursor position or overwrite the selected text.As the text Area gets changed after this, so the text area change method is called.</text:p>
      <text:p text:style-name="P10"><text:span text:style-name="T5">18</text:span>)-Function Name :type In text Area:-</text:p>
      <text:p text:style-name="P25">Function Description :</text:p>
      <text:p text:style-name="P20">This is a utility function for paste option. It takes the selection string and append the pasted string in between the start and end of selection.It takes the element (that s to be processed) and text (that is to be pasted) as a parameter. It split the content of element is three parts <text:s/>(1-before selected part 2-selected part 3- after selected part) and concat the string in between the before and after part.</text:p>
      <text:p text:style-name="P10"><text:span text:style-name="T5">19</text:span>)-Function Name :Copy:-</text:p>
      <text:p text:style-name="P25">Function Description :</text:p>
      <text:p text:style-name="P20">This function in the on-click listener of copy sub-menu of Edit option.It just take the selected text using get Selected text and stores it in the global variable copy_text_buffer.</text:p>
      <text:p text:style-name="P10"><text:span text:style-name="T6">20</text:span>)-Function Name :Cut:-</text:p>
      <text:p text:style-name="P25">Function Description :</text:p>
      <text:p text:style-name="P20">This function in the on-click listener of cut sub-menu of Edit option.It just take the selected text using get Selected text and stores it in the global variable copy_text_buffer (also in local variable for calculation). It then removes the text that is selected using remove Text area function.</text:p>
      <text:p text:style-name="P10"><text:span text:style-name="T6">21</text:span>)-Function Name :Remove out Text Area:-</text:p>
      <text:p text:style-name="P25">Function Description :</text:p>
      <text:p text:style-name="P17">This is the utility function for removing text area that is selected and is used in the cut sub-menu of Edit option.</text:p>
      <text:p text:style-name="P11"><text:span text:style-name="T6">22</text:span>)-Function Name :Save As function:-</text:p>
      <text:p text:style-name="P26">Function Description :</text:p>
      <text:p text:style-name="P17"><text:soft-page-break/>It uses the functionality of File Saver .js file and save the file on the local disk space of user.It create a Blob object and pass the text and MIME structure to it. It then uses the inbuilt save As function of JavaScript to save the file.</text:p>
      <text:p text:style-name="P11"><text:span text:style-name="T6">23</text:span>)-Function Name :Close:-</text:p>
      <text:p text:style-name="P26">Function Description :</text:p>
      <text:p text:style-name="P17">It takes the file and remove it from the container it is placed.</text:p>
      <text:p text:style-name="P17">It makes use of global variable last Button id and remove the file id in lastbuttonID by fetching it parent But it doesn’t remove the text and the file name from the storage, to get reloaded on windows reloading or refreshing.</text:p>
      <text:p text:style-name="P11"><text:span text:style-name="T6">24</text:span>)-Function Name :Close <text:span text:style-name="T7">All</text:span>:-</text:p>
      <text:p text:style-name="P26">Function Description :</text:p>
      <text:p text:style-name="P18">It takes the file and remove it from the container it is placed.</text:p>
      <text:p text:style-name="P17">It makes use of global variable last Button id and remove the file id in lastbuttonID by fetching it parent But it doesn’t remove the text and the file name from the storage, to get reloaded on windows reloading or refreshing.</text:p>
      <text:p text:style-name="P11"><text:span text:style-name="T6">25</text:span>)-Function Name :<text:span text:style-name="T8">Open Window</text:span>:-</text:p>
      <text:p text:style-name="P26">Function Description :</text:p>
      <text:p text:style-name="P18">This is a on-click listener of open submenu of File option. It makes the input file tag to become active to proceed the file opening process.</text:p>
      <text:p text:style-name="P11"><text:span text:style-name="T6">26</text:span>)-Function Name :<text:span text:style-name="T8"> set input file in text-area</text:span>:-</text:p>
      <text:p text:style-name="P26">Function Description :</text:p>
      <text:p text:style-name="P18">This is a on-click listener of open submenu of File option. It makes the input file tag to become active to proceed the file opening process.</text:p>
      <text:p text:style-name="P11"><text:span text:style-name="T6">27</text:span>)-Function Name :<text:span text:style-name="T8"> Exit Window</text:span>:-</text:p>
      <text:p text:style-name="P26">Function Description :</text:p>
      <text:p text:style-name="P18">This functionality cannot be implemented in the application. As we cannot close the window using JavaScript which is not opened by it.</text:p>
      <text:p text:style-name="P11"><text:soft-page-break/><text:span text:style-name="T6">28</text:span>)-Function Name :<text:span text:style-name="T8"> Update Stack</text:span>:-</text:p>
      <text:p text:style-name="P26">Function Description :</text:p>
      <text:p text:style-name="P18">The function is triggered by text-areachanged method It stores the latest content of text-Area in stack. If the content of text-area after changed is same as previous value, then storing it will create an overhead. So if, content is not same, then store it in the stack.</text:p>
      <text:p text:style-name="P11"><text:span text:style-name="T6">29</text:span>)-Function Name :<text:span text:style-name="T8"> <text:s/>Undo/ Redo function</text:span>:-</text:p>
      <text:p text:style-name="P26">Function Description :</text:p>
      <text:p text:style-name="P18">These function are the on-click listener for the undo/ redo sub-menu in Edit option. It undo or redo the content in text-area.Here after restoring the respective value (for undo and redo function) the textarea-changed method called to ensure that the data gets saved in files.</text:p>
      <text:p text:style-name="P18"/>
      <text:p text:style-name="P23"><text:span text:style-name="T9">B)-</text:span>File Name : <text:span text:style-name="T9">Execute</text:span>.js</text:p>
      <text:p text:style-name="P28">File Description : This file contains functionalities <text:span text:style-name="T9">regarding Compilation and Runing of Assembly program</text:span></text:p>
      <text:p text:style-name="P28"/>
      <text:p text:style-name="P12"><text:span text:style-name="T9">1</text:span>)-Function Name :<text:span text:style-name="T8"> Reset</text:span>:-</text:p>
      <text:p text:style-name="P27">Function Description :</text:p>
      <text:p text:style-name="P19">All the necessary global variables gets restarted here.</text:p>
      <text:p text:style-name="P12"><text:span text:style-name="T9">2</text:span>)-Function Name :<text:span text:style-name="T8"> <text:s/>Clear Parser Text</text:span>:-</text:p>
      <text:p text:style-name="P27">Function Description :</text:p>
      <text:p text:style-name="P19">Here the content of parser text area gets removed or cleared.</text:p>
      <text:p text:style-name="P12"><text:span text:style-name="T9">3</text:span>)-Function Name :<text:span text:style-name="T8"> </text:span><text:span text:style-name="Default_20_Paragraph_20_Font"><text:span text:style-name="T8">init_execute</text:span></text:span>:-</text:p>
      <text:p text:style-name="P27">Function Description :</text:p>
      <text:p text:style-name="P19">This is used to find the index of data and text segment .It also performs the separation of defined variables in program and stores it in global variables.Here the set The Initial Area is called to initiate the tables in Execute tab.</text:p>
      <text:p text:style-name="P19"/>
      <text:p text:style-name="P28"/>
      <text:p text:style-name="P12"><text:soft-page-break/><text:span text:style-name="T9">4</text:span>)-Function Name :<text:span text:style-name="T8"> </text:span><text:span text:style-name="Default_20_Paragraph_20_Font"><text:span text:style-name="T8">set the Initial Area </text:span></text:span>:-</text:p>
      <text:p text:style-name="P27">Function Description :</text:p>
      <text:p text:style-name="P19">Here the code in the text segment is evaluated and each line get pushed in stack for further use.Here each line of code is processed to slice out the pure code (opcode and operands). First all the comments and whitespaces is removed and the pure code is pushed into global stack text_segment_code. After this, the entry for table is created ,ID’s are assigned and then appended to the table. At last some initialization is done to ensure proper functioning of variables.</text:p>
      <text:p text:style-name="P12"><text:span text:style-name="T9">5</text:span>)-Function Name :<text:span text:style-name="T8"> </text:span><text:span text:style-name="Default_20_Paragraph_20_Font"><text:span text:style-name="T8">step util </text:span></text:span>:-</text:p>
      <text:p text:style-name="P27">Function Description :</text:p>
      <text:p text:style-name="P21">This function is a on-click listener for step sub-menu and option in Run option and Execute tab respectively.</text:p>
      <text:p text:style-name="P21">It is used to get the code line by line , process the result, update the program counter and highlight the PC and the current execution line and their corresponding result.</text:p>
      <text:p text:style-name="P21">The function process Result is called for processing the given line of code and sent back the status which signifies whether the line has been executed properly or not.</text:p>
      <text:p text:style-name="P12"><text:span text:style-name="T9">6</text:span>)-Function Name :<text:span text:style-name="T8"> </text:span><text:span text:style-name="Default_20_Paragraph_20_Font"><text:span text:style-name="T8">Process Result</text:span></text:span>:-</text:p>
      <text:p text:style-name="P27">Function Description :</text:p>
      <text:p text:style-name="P21">This function is used by step_util for processing the result. It takes each word and process it with switch case.</text:p>
      <text:p text:style-name="P12"><text:span text:style-name="T9">7</text:span>)-Function Name :<text:span text:style-name="Default_20_Paragraph_20_Font"><text:span text:style-name="T8">Run_execute</text:span></text:span>:-</text:p>
      <text:p text:style-name="P27">Function Description :</text:p>
      <text:p text:style-name="P29"><text:span text:style-name="Default_20_Paragraph_20_Font">It is a on-click listener of Run sub-menu of Run option. It calls the step util repeatedly until processing is finished, which is ensured by status local variable</text:span></text:p>
      <text:p text:style-name="P13"/>
      <text:p text:style-name="P13"/>
      <text:p text:style-name="P13"><text:soft-page-break/>Other details:</text:p>
      <text:p text:style-name="P36"><text:span text:style-name="T13">1)-File:</text:span></text:p>
      <text:p text:style-name="P32">It contains following options:</text:p>
      <text:p text:style-name="P32"/>
      <text:p text:style-name="P32"><text:s/><text:span text:style-name="T11">a)-New:</text:span></text:p>
      <text:p text:style-name="P32">It is used to create the new editable file with the predefined name “mips1.asm”.</text:p>
      <text:p text:style-name="P32">It is implemented as:</text:p>
      <text:p text:style-name="P32">It uses a counter named “count” which is used to assign the name of the file and gets incremented on every click of ‘New’ option. After the file is shown on the page you have to click on it to enable the text editor. The text editor is linked with the files with a variable named “lastbuttonID” which gets updated on on-change event of text-Area and on-click of file name.</text:p>
      <text:p text:style-name="P35">b)-Open:</text:p>
      <text:p text:style-name="P32">It is used to open a file from the local disk space of User.</text:p>
      <text:p text:style-name="P32">It is implemented as:</text:p>
      <text:p text:style-name="P32">It uses an input file tag with type= ‘file’ and the display attribute is set to none for look and feel of the ‘Open’ option.On the click of Open option the input filed is set to ‘clicked’ using JavaScript. Inside the on-click listener of input tag, File Reader API (Inbuilt) is used for fetching the file properties and the file content to properly set the values of variables required. </text:p>
      <text:p text:style-name="P35">c)-Close and Close All:</text:p>
      <text:p text:style-name="P32">These options are used to close file/files currently opened in the tab. All the files which are closed can be opened on Reloading or refreshing the tab.</text:p>
      <text:p text:style-name="P32">It is implemented as:</text:p>
      <text:p text:style-name="P32">It uses the DOM property of Java-Script for removing the child file that is selected, using it’s parent. The text of file remains saved, to get restored <text:s/>on refreshing or reloading. </text:p>
      <text:p text:style-name="P35">d)-Save and Save As:</text:p>
      <text:p text:style-name="P32"><text:soft-page-break/>These options are used to save a file to the local disk space of User.</text:p>
      <text:p text:style-name="P32">It is implemented as:</text:p>
      <text:p text:style-name="P32">It uses an save As function inbuilt in JavaScript to save the file that is selected with its proper content in the local disk. The MIME used here is type/asm. Also the encoding used to save the file is UTF-8.</text:p>
      <text:p text:style-name="P32"/>
      <text:p text:style-name="P35">2)-Edit:</text:p>
      <text:p text:style-name="P32">It contains following options:</text:p>
      <text:p text:style-name="P32"/>
      <text:p text:style-name="P35"><text:s/>a)-Undo &amp; Redo:</text:p>
      <text:p text:style-name="P32">These options are used to forward or rewind the changes made by the user on a particular file.</text:p>
      <text:p text:style-name="P32">It is implemented as:</text:p>
      <text:p text:style-name="P32">It uses an stack and two counters associated with each file you create which stores value of textArea on-change. Every time the text-Area value gets changed, the changed value gets pushed on stack and the stack top incremented and undo_redo_counter sets to stack top ,for tracking the proper and latest changes for undo/ redo operation. On Undo/Redo button click, the value of text-Area value will get over written <text:s/>by the stack [undo_redo_counter] entry and the counter either decreases (in undo) or increases (in redo). </text:p>
      <text:p text:style-name="P35">b)-Select All:</text:p>
      <text:p text:style-name="P35"><text:span text:style-name="T12">It is used to copy the whole text inside the textArea.</text:span></text:p>
      <text:p text:style-name="P33">It is implemented as:</text:p>
      <text:p text:style-name="P33">It uses Java-Script inbuilt execute(“copy”) option. </text:p>
      <text:p text:style-name="P33">First the text-Area is selected using document.select() and then the execute command.</text:p>
      <text:p text:style-name="P35">c)-Cut Copy and Paste:</text:p>
      <text:p text:style-name="P33">These options are used to cut copy and paste the text selected on the text-Area.</text:p>
      <text:p text:style-name="P33">It is implemented as:</text:p>
      <text:p text:style-name="P33"><text:soft-page-break/>It uses an copy_text_buffer for storing the value of text selected by user on cut or copy and then this value will get pasted at the desired cursor location.</text:p>
      <text:p text:style-name="P33">Both cut and paste option uses the get selected area function to get the area selected by user to perform the respective operation.</text:p>
      <text:p text:style-name="P33"/>
      <text:p text:style-name="P35">3)-Run:</text:p>
      <text:p text:style-name="P33">It contains following options:</text:p>
      <text:p text:style-name="P33"/>
      <text:p text:style-name="P33"><text:span text:style-name="T11">a)-Assemble:</text:span></text:p>
      <text:p text:style-name="P33">It is used to read the file and split it into valid instruction (leaving comments) and initialize the text-Segment, data-Segment with the initial values as per program specification.</text:p>
      <text:p text:style-name="P33">It is implemented as:</text:p>
      <text:p text:style-name="P33">It split the program line by line and stores in the array and then the array is processed character by character and the pure code is stored n another array for calculation purposes. After this the setTextSegment is called and the new array with pure code is processed and the new table entries is created with the valid corresponding ID’s.</text:p>
      <text:p text:style-name="P35">b)-Run:</text:p>
      <text:p text:style-name="P33">It is used to run the code at once and highlight the result.It is implemented As:-</text:p>
      <text:p text:style-name="P33">The Step function is called inside the for loop. </text:p>
      <text:p text:style-name="P35">c)-Step:</text:p>
      <text:p text:style-name="P33">It is used to run the code provided step by step.</text:p>
      <text:p text:style-name="P33">It is implemented as-:</text:p>
      <text:p text:style-name="P33">It , one by one calls each ID assigned in Assemble option and process it and highlight the specified row element of table and the result part in Registers.</text:p>
      <text:p text:style-name="P35">d)-Reset:</text:p>
      <text:p text:style-name="P33">It is used to reset the registers and flags.</text:p>
      <text:p text:style-name="P33"><text:soft-page-break/>It is implemented as-:</text:p>
      <text:p text:style-name="P33">The flags and Registers sets to zero.</text:p>
      <text:p text:style-name="P35">e)-Clear and toggle Break-Points:</text:p>
      <text:p text:style-name="P33">It is used to set the breakpoints on the code lines of which we want to verify the intermediate Result.</text:p>
      <text:p text:style-name="P33">It is implemented as-:</text:p>
      <text:p text:style-name="P33">It is not yet implemented.</text:p>
      <text:p text:style-name="P33"/>
      <text:p text:style-name="P35">4)-Help:</text:p>
      <text:p text:style-name="P33">It contains following options: </text:p>
      <text:p text:style-name="P33"/>
      <text:p text:style-name="P35">a)-Help:</text:p>
      <text:p text:style-name="P33">Here the short description is given to each function using tables and list. </text:p>
      <text:p text:style-name="P35">b)-About:</text:p>
      <text:p text:style-name="P33">Here the CSS modal is used for the short info about the MIPS Parser application.</text:p>
      <text:p text:style-name="P33">It is implemented As:-</text:p>
      <text:p text:style-name="P33">Here after the about option a container is present with display attribute set to none. The container on clicking the about option became visible and it takes the whole container width with z-index 1 and the opacity of background is set to 0.5 to focus the modal.</text:p>
      <text:p text:style-name="P33"/>
      <text:p text:style-name="P35">5)-Editor:</text:p>
      <text:p text:style-name="P33">This tab mainly contains the text Area and run IO messages</text:p>
      <text:p text:style-name="P33"/>
      <text:p text:style-name="P35">6)-Execute:</text:p>
      <text:p text:style-name="P34">This tab mainly contains the tables for data and memory visualization.</text:p>
      <text:p text:style-name="P34"/>
      <text:p text:style-name="P35">7)-Codes:</text:p>
      <text:p text:style-name="P33"><text:soft-page-break/>This tab mainly contains three read-only files which can be used as an example code for MIPS program with the function to copy them.</text:p>
      <text:p text:style-name="P35">8)-Help:</text:p>
      <text:p text:style-name="P33">This tab contains the same contents as the help sub-option in Help optio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Calibri2" svg:font-family="Calibri,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28:24.731223480</meta:creation-date>
    <dc:date>2019-07-11T11:27:46.470960815</dc:date>
    <meta:editing-duration>PT28M31S</meta:editing-duration>
    <meta:editing-cycles>8</meta:editing-cycles>
    <meta:generator>LibreOffice/6.0.7.3$Linux_X86_64 LibreOffice_project/00m0$Build-3</meta:generator>
    <meta:document-statistic meta:table-count="0" meta:image-count="0" meta:object-count="0" meta:page-count="13" meta:paragraph-count="208" meta:word-count="2809" meta:character-count="16625" meta:non-whitespace-character-count="13992"/>
  </office:meta>
</office:document-meta>
</file>